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20000013428F9B52E.png" manifest:media-type="image/png"/>
  <manifest:file-entry manifest:full-path="Pictures/1000000000000593000001DF4A4E8AE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703cm" fo:min-width="4.707cm" loext:decorative="fals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solid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17cm" fo:min-width="0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6.989cm" fo:min-width="0.643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37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207cm" svg:height="4.953cm" svg:x="8.112cm" svg:y="19.669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3.319cm" svg:y1="22.145cm" svg:x2="16.748cm" svg:y2="17.256cm" draw:start-shape="id1" draw:start-glue-point="1" svg:d="M13319 22145h1965v-4889h1464" svg:viewBox="0 0 3430 4890">
          <text:p/>
        </draw:connector>
        <draw:frame draw:style-name="gr3" draw:text-style-name="P3" draw:layer="layout" svg:width="7.239cm" svg:height="2.667cm" svg:x="7.096cm" svg:y="25.511cm">
          <draw:text-box draw:corner-radius="0.375cm">
            <text:p>PIC18f47q84 daq_bmc board</text:p>
          </draw:text-box>
        </draw:frame>
        <draw:custom-shape draw:style-name="gr4" draw:text-style-name="P1" xml:id="id2" draw:id="id2" draw:layer="layout" svg:width="1.143cm" svg:height="7.239cm" svg:x="2.524cm" svg:y="17.764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3.667cm" svg:y1="21.383cm" svg:x2="8.112cm" svg:y2="22.145cm" draw:start-shape="id2" draw:start-glue-point="1" draw:end-shape="id1" draw:end-glue-point="3" svg:d="M3667 21383h2222v762h2223" svg:viewBox="0 0 4446 763">
          <text:p/>
        </draw:connector>
        <draw:frame draw:style-name="gr5" draw:text-style-name="P3" draw:layer="layout" svg:width="5.408cm" svg:height="2.384cm" svg:x="1.508cm" svg:y="25.892cm">
          <draw:text-box>
            <text:p>Orange PI Zero 3</text:p>
          </draw:text-box>
        </draw:frame>
        <draw:frame draw:style-name="gr6" draw:text-style-name="P3" draw:layer="layout" svg:width="2.444cm" svg:height="0.962cm" svg:x="15.097cm" svg:y="23.152cm">
          <draw:text-box>
            <text:p>RS232</text:p>
          </draw:text-box>
        </draw:frame>
        <draw:frame draw:style-name="gr7" draw:text-style-name="P1" draw:layer="layout" svg:width="9.271cm" svg:height="4.826cm" svg:x="2.397cm" svg:y="11.922cm">
          <draw:image xlink:href="Pictures/1000000000000593000001DF4A4E8AEF.png" xlink:type="simple" xlink:show="embed" xlink:actuate="onLoad" draw:mime-type="image/png">
            <text:p/>
          </draw:image>
        </draw:frame>
        <draw:frame draw:style-name="gr7" draw:text-style-name="P1" draw:layer="layout" svg:width="7.747cm" svg:height="3.937cm" svg:x="11.795cm" svg:y="12.303cm">
          <draw:image xlink:href="Pictures/10000000000001820000013428F9B52E.png" xlink:type="simple" xlink:show="embed" xlink:actuate="onLoad" draw:mime-type="image/png">
            <text:p/>
          </draw:image>
        </draw:frame>
        <draw:frame draw:style-name="gr8" draw:text-style-name="P3" draw:layer="layout" svg:width="5.972cm" svg:height="0.962cm" svg:x="4.81cm" svg:y="1.381cm">
          <draw:text-box>
            <text:p>SPI interface wiring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3-20T11:11:05.320286301</meta:creation-date>
    <meta:generator>LibreOffice/25.2.3.2$Linux_X86_64 LibreOffice_project/520$Build-2</meta:generator>
    <dc:date>2025-07-22T10:46:41.779019661</dc:date>
    <meta:editing-duration>PT23M59S</meta:editing-duration>
    <meta:editing-cycles>3</meta:editing-cycles>
    <meta:document-statistic meta:object-count="10"/>
  </office:meta>
</office:document-meta>
</file>